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officeooo:rsid="001e1e11" officeooo:paragraph-rsid="00051946"/>
    </style:style>
    <style:style style:name="P6" style:family="paragraph" style:parent-style-name="Text_20_body">
      <style:text-properties officeooo:paragraph-rsid="00051946"/>
    </style:style>
    <style:style style:name="P7" style:family="paragraph" style:parent-style-name="Text_20_body">
      <style:paragraph-properties fo:margin-left="0in" fo:margin-right="0in" fo:text-indent="0in" style:auto-text-indent="false"/>
    </style:style>
    <style:style style:name="P8" style:family="paragraph" style:parent-style-name="Chapter_20_Title" style:master-page-name="First_20_Page">
      <style:paragraph-properties style:page-number="auto"/>
    </style:style>
    <style:style style:name="P9" style:family="paragraph" style:parent-style-name="Header">
      <style:paragraph-properties fo:margin-left="-0.3126in" fo:margin-right="0in" fo:text-align="end" style:justify-single-word="false" fo:text-indent="0in" style:auto-text-indent="false"/>
    </style:style>
    <style:style style:name="P10" style:family="paragraph">
      <style:paragraph-properties fo:margin-top="0in" fo:margin-bottom="0.0835in" style:writing-mode="lr-tb"/>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051946"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051946" style:font-size-asian="8pt" style:font-name-complex="HelveticaNeue Condensed" style:font-size-complex="8pt"/>
    </style:style>
    <style:style style:name="T6" style:family="text">
      <style:text-properties officeooo:rsid="00051946"/>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style:font-name-complex="Times1" text:display="true"/>
    </style:style>
    <style:style style:name="T11" style:family="text">
      <style:text-properties style:font-name-asian="TheSansMonoConNormal"/>
    </style:style>
    <style:style style:name="T12" style:family="text">
      <style:text-properties style:font-name="Utopia-Bold" style:font-name-complex="Utopia-Bold"/>
    </style:style>
    <style:style style:name="T13" style:family="text">
      <style:text-properties style:font-name="Utopia-Bold" style:font-name-complex="Utopia-Bold" style:font-weight-complex="bold"/>
    </style:style>
    <style:style style:name="T14" style:family="text">
      <style:text-properties style:font-name="Utopia-Bold" fo:font-weight="bold" style:font-weight-asian="bold" style:font-name-complex="Utopia-Bold" style:font-weight-complex="bold"/>
    </style:style>
    <style:style style:name="T15" style:family="text">
      <style:text-properties fo:font-size="10pt" style:font-size-asian="10pt"/>
    </style:style>
    <style:style style:name="T16" style:family="text">
      <style:text-properties style:font-name="TheSansMonoCondensed-Bold" style:font-name-complex="TheSansMonoCondensed-Bold"/>
    </style:style>
    <style:style style:name="T17" style:family="text">
      <style:text-properties officeooo:rsid="001e1e11"/>
    </style:style>
    <style:style style:name="T18" style:family="text">
      <style:text-properties officeooo:rsid="0020ad5b"/>
    </style:style>
    <style:style style:name="T19" style:family="text">
      <style:text-properties officeooo:rsid="001f138d"/>
    </style:style>
    <style:style style:name="T20" style:family="text">
      <style:text-properties style:use-window-font-color="true" style:font-name="Utopia" fo:font-size="9pt" fo:language="en" fo:country="GB" officeooo:rsid="00060bff" style:font-name-asian="Times New Roman" style:font-size-asian="9pt" style:font-name-complex="Utopia" style:font-size-complex="10pt" style:language-complex="ar" style:country-complex="SA"/>
    </style:style>
    <style:style style:name="T21" style:family="text">
      <style:text-properties officeooo:rsid="00060bff"/>
    </style:style>
    <style:style style:name="T22"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Arial1" fo:font-size="10pt" fo:language="en" fo:country="US" style:language-asian="zh" style:country-asian="CN" style:language-complex="hi" style:country-complex="IN"/>
    </style:style>
    <style:style style:name="T25" style:family="text">
      <style:text-properties style:use-window-font-color="true" style:font-name="Times1" fo:font-size="10pt" fo:language="none" fo:country="none" fo:font-weight="bold" style:font-name-asian="Times New Roman" style:font-size-asian="10pt" style:font-weight-asian="bold" style:font-name-complex="Times1" style:font-size-complex="10pt" style:language-complex="ar" style:country-complex="SA" style:font-weight-complex="bold"/>
    </style:style>
    <style:style style:name="T26" style:family="text">
      <style:text-properties style:font-name="Segoe UI"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14435744" text:id="ct414435744">
          <text:insertion>
            <office:change-info>
              <dc:creator>Ray Lischner</dc:creator>
              <dc:date>2013-08-21T09:29:00</dc:date>
            </office:change-info>
          </text:insertion>
        </text:changed-region>
        <text:changed-region xml:id="ct407292752" text:id="ct407292752">
          <text:insertion>
            <office:change-info>
              <dc:creator>Ray Lischner</dc:creator>
              <dc:date>2013-08-21T09:31:00</dc:date>
            </office:change-info>
          </text:insertion>
        </text:changed-region>
        <text:changed-region xml:id="ct449976784" text:id="ct449976784">
          <text:insertion>
            <office:change-info>
              <dc:creator>Ray Lischner</dc:creator>
              <dc:date>2013-08-21T11:11:00</dc:date>
            </office:change-info>
          </text:insertion>
        </text:changed-region>
        <text:changed-region xml:id="ct450008816" text:id="ct450008816">
          <text:insertion>
            <office:change-info>
              <dc:creator>Ray Lischner</dc:creator>
              <dc:date>2013-08-21T11:11:00</dc:date>
            </office:change-info>
          </text:insertion>
        </text:changed-region>
        <text:changed-region xml:id="ct388999408" text:id="ct388999408">
          <text:insertion>
            <office:change-info>
              <dc:creator>Ray Lischner</dc:creator>
              <dc:date>2013-08-21T09: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rror Messages<text:span text:style-name="Comment_20_Reference"><text:span text:style-name="T8"><office:annotation><dc:creator>Stefan Turalski</dc:creator><dc:date>2013-08-14T21:17:00</dc:date><text:p text:style-name="P10"><text:span text:style-name="T22">A nice little chapter that will help reder to familarise with compiler noise.</text:span></text:p><text:p text:style-name="P10"><text:span text:style-name="T22"/></text:p><text:p text:style-name="P10"><text:span text:style-name="T22">I guess, it would be nice to repeat once classes, templates and these like are introduced.</text:span></text:p><text:p text:style-name="P10"><text:span text:style-name="T22"/></text:p><text:p text:style-name="P10"><text:span text:style-name="T22">For now I’d suggets mentioning IDEs support that got recently a bit better (however, again C++11 futures doesn’t help and sometimes we would see false positives).</text:span></text:p><text:p text:style-name="P10"><text:span text:style-name="T22">Also, although it might be hard to incorporate in such a short chapter, but it would be worth to see a linker error covered as well (these usually hunt users wery early).</text:span></text:p><text:p text:style-name="P10"><text:span text:style-name="T22"/></text:p><text:p text:style-name="P10"><text:span text:style-name="T22">Additionally, minor clarifications would be nice here and there in the text.</text:span></text:p></office:annotation></text:span></text:span><text:change-start text:change-id="ct414435744"/><text:span text:style-name="Comment_20_Reference"><text:span text:style-name="T8"><office:annotation><dc:creator>Ray Lischner</dc:creator><dc:date>2013-08-21T09:29:21</dc:date><text:list text:style-name=""><text:list-item><text:p text:style-name="P11"><text:span text:style-name="T23">Reply to Stefan Turalski (08/14/2013, 21:17): "..."</text:span></text:p></text:list-item><text:list-item><text:p><text:span text:style-name="T26"/></text:p></text:list-item><text:list-item><text:p><text:span text:style-name="T24">Linker errors will be shown when multiple source files are introduced.</text:span></text:p></text:list-item></text:list></office:annotation></text:span></text:span><text:change-end text:change-id="ct414435744"/></text:p>
      <text:p text:style-name="Body_20_Text_20_First">By now you’ve seen plenty of error messages from your C++ compiler. No doubt, some are helpful and others are cryptic—a few are both. This Exploration presents a number of common errors and gives you a chance to see what kinds of messages your compiler issues for these mistakes. The more familiar you are with these messages, the easier it will be for you to interpret them in the future.</text:p>
      <text:p text:style-name="Text_20_body">Read through Listing 6‑1 and keep an eye out for mistakes.</text:p>
      <text:p text:style-name="Code_20_Caption"><text:span text:style-name="T7">Listing 6‑1.</text:span> Deliberate Errors</text:p>
      <text:p text:style-name="Code"><text:span text:style-name="T11"><text:s/></text:span>1 #include &lt;iosteam&gt;</text:p>
      <text:p text:style-name="Code"><text:span text:style-name="T11"><text:s/></text:span>2 // Look for errors</text:p>
      <text:p text:style-name="Code"><text:span text:style-name="T11"><text:s/></text:span>3 int main()</text:p>
      <text:p text:style-name="Code"><text:span text:style-name="T11"><text:s/></text:span>4 [</text:p>
      <text:p text:style-name="Code"><text:span text:style-name="T11"><text:s/></text:span>5 <text:s text:c="2"/>std::cout &lt; "This program prints a table of squares.\n";</text:p>
      <text:p text:style-name="Code"><text:span text:style-name="T11"><text:s/></text:span>6 <text:s text:c="9"/>"Enter the starting value for the table: ";</text:p>
      <text:p text:style-name="Code"><text:span text:style-name="T11"><text:s/></text:span>7 <text:s text:c="2"/>int start{0};</text:p>
      <text:p text:style-name="Code"><text:span text:style-name="T11"><text:s/></text:span>8 <text:s text:c="2"/>std::cin &gt;&gt; start;</text:p>
      <text:p text:style-name="Code"><text:span text:style-name="T11"><text:s/></text:span>9 <text:s text:c="2"/>std::cout &lt;&lt; "Enter the ending value for the table: ";</text:p>
      <text:p text:style-name="Code">10 <text:s text:c="2"/>int end(start);</text:p>
      <text:p text:style-name="Code">11 <text:s text:c="2"/>std::cin &lt;&lt; endl</text:p>
      <text:p text:style-name="Code">12 <text:s text:c="2"/>std::cout &lt;&lt; "# <text:s text:c="2"/>#^2\n";</text:p>
      <text:p text:style-name="Code">13 <text:s text:c="2"/>int x{start};</text:p>
      <text:p text:style-name="Code">14 <text:s text:c="2"/>end = end + 1; // exit loop when x reaches end </text:p>
      <text:p text:style-name="Code">15 <text:s text:c="2"/>while (x != end)</text:p>
      <text:p text:style-name="Code">16 <text:s text:c="2"/>{</text:p>
      <text:p text:style-name="Code">17 <text:s text:c="4"/>std:cout &lt;&lt; x &lt;&lt; " <text:s text:c="2"/>" &lt;&lt; x*x &lt;&lt; "\n";</text:p>
      <text:p text:style-name="Code">18 <text:s text:c="4"/>x = x + 1;</text:p>
      <text:p text:style-name="Code">19 <text:s text:c="2"/>}</text:p>
      <text:p text:style-name="Code">20 }</text:p>
      <text:p text:style-name="Text_20_body">
    <text:span text:style-name="Strong_20_Emphasis">What errors do you expect the compiler to detect?</text:span>
   </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Download the source code and compile Listing 6‑1. </text:p>
      <text:p text:style-name="Text_20_body">
    <text:span text:style-name="Strong_20_Emphasis">What messages does your compiler actually issue?</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reate three groups: messages that you correctly predicted, messages that you expected but the compiler did not issue, and messages that the compiler issued but you did not expect. <text:span text:style-name="Strong_20_Emphasis"><text:span text:style-name="T12">How many messages are in each group?</text:span></text:span><text:span text:style-name="T14"> </text:span><text:span text:style-name="T13">________________</text:span></text:p>
      <text:p text:style-name="P5"><text:change-start text:change-id="ct407292752"/>If you use command-line tools, expect to see a slew of errors running across your screen. If you use an IDE, it will help corral the error messages and associate each message with the relevant point in the source code that the compiler thinks is the cause of the error. The compiler isn’t always right, but its hint is often a good starting point.</text:p>
      <text:p text:style-name="P6">
    <text:span text:style-name="T17">Compilers usually group problems into one of two categories: warnings and errors. </text:span>
    <text:span text:style-name="T18">A</text:span>
    <text:span text:style-name="T17">n error prevents the compiler from producing an output file </text:span>
    <text:span text:style-name="T21">(</text:span>
    <text:span text:style-name="T17">an object file or program</text:span>
    <text:span text:style-name="T21">)</text:span>
    <text:span text:style-name="T17">. A warning </text:span>
    <text:span text:style-name="T21">tells you that </text:span>
    <text:span text:style-name="T20">something</text:span>
    <text:span text:style-name="T21"> is wrong, but doesn’t stop the compiler from producing its output</text:span>
    <text:span text:style-name="T17">. Modern compilers are pretty good about detecting problematic, but valid, code and issuing warnings, so get in a habit of heeding the warnings. In fact, I recommend dialing up the sensitivity to warnings. Check your compiler’s documentation and look for options that have the compiler detect as many warnings as possible. </text:span>
    <text:span text:style-name="T18">For </text:span>
    <text:span text:style-name="T17">g++ and clang++, </text:span>
    <text:span text:style-name="T18">the</text:span>
    <text:span text:style-name="T17"> switch is </text:span>
    <text:span text:style-name="Code_20_Inline">
     <text:span text:style-name="T17">-Wall</text:span>
    </text:span>
    <text:span text:style-name="T17">. </text:span>
    <text:span text:style-name="T19">Visual Studio uses </text:span>
    <text:span text:style-name="Code_20_Inline">
     <text:span text:style-name="T19">/Wall</text:span>
    </text:span>
    <text:span text:style-name="T19">. On the other hand, sometimes the compiler gets it wrong, and certain warnings are not helpful. You can usually disable </text:span>
    <text:span text:style-name="T18">individual warnings</text:span>
    <text:span text:style-name="T19">, such as </text:span>
    <text:span text:style-name="Code_20_Inline">
     <text:span text:style-name="T19">-Wno-unused-local-typedefs</text:span>
    </text:span>
    <text:span text:style-name="T19"> (my favorite for g++), or </text:span>
    <text:span text:style-name="Code_20_Inline">
     <text:span text:style-name="T19">/wd4514</text:span>
    </text:span>
    <text:span text:style-name="T19"> for Visual Studio.</text:span>
   </text:p>
      <text:p text:style-name="P6"><text:change-end text:change-id="ct407292752"/><text:soft-page-break/>The program actually contains seven errors, but don’t fret if you missed them. Let’s take them one at a time.</text:p>
      <text:h text:style-name="Heading_20_1" text:outline-level="1">Misspelling</text:h>
      <text:p text:style-name="Body_20_Text_20_First">Line 1 misspells <text:span text:style-name="Code_20_Inline">&lt;iostream&gt;</text:span> as <text:span text:style-name="Code_20_Inline">&lt;iosteam&gt;</text:span>. Your compiler should give you a simple message, informing you that it could not find <text:span text:style-name="Code_20_Inline">&lt;iosteam&gt;</text:span>. The compiler probably cannot tell that you meant to type <text:span text:style-name="Code_20_Inline">&lt;iostream&gt;</text:span>, so it does not give you a suggestion. You need to know the proper spelling of the header name.</text:p>
      <text:p text:style-name="Text_20_body">Most compilers give up completely at this point. If that happens to you, fix this one error then run the compiler again to see some more messages.</text:p>
      <text:p text:style-name="Text_20_body">If your compiler tries to continue, it does so without the declarations from the misspelled header. In this case, <text:span text:style-name="Code_20_Inline">&lt;iostream&gt;</text:span> declares <text:span text:style-name="Code_20_Inline">std::cin</text:span> and <text:span text:style-name="Code_20_Inline">std::cout</text:span>, so the compiler also issues messages about those names being unknown, as well as other error messages about the input and output operators.</text:p>
      <text:h text:style-name="Heading_20_1" text:outline-level="1">Bogus Character</text:h>
      <text:p text:style-name="Body_20_Text_20_First">The most interesting error is the use of a square bracket character (<text:span text:style-name="Code_20_Inline">[</text:span><text:span text:style-name="T15">)</text:span> instead of a brace character (<text:span text:style-name="Code_20_Inline">{</text:span>)<text:span text:style-name="T15"> </text:span>in line 4. Some compilers may be able to guess what you meant, which can limit the resulting error messages. Others cannot and give a message that may be rather cryptic. For example, g++ issues many errors, none of which directly points you to the error. Instead, it issues the following messages:</text:p>
      <text:p text:style-name="Results">list0601.cpp:5:58: error: array bound is not an integer constant before ‘;’ token </text:p>
      <text:p text:style-name="Results"><text:span text:style-name="T11"><text:s text:c="3"/></text:span>std::cout &lt; "This program prints a table of squares.\n"; </text:p>
      <text:p text:style-name="Results"><text:span text:style-name="T11"><text:s text:c="58"/></text:span>^ </text:p>
      <text:p text:style-name="Results">list0601.cpp:5:58: error: expected ‘]’ before ‘;’ token </text:p>
      <text:p text:style-name="Results">list0601.cpp:6:10: error: expected unqualified-id before string constant </text:p>
      <text:p text:style-name="Results"><text:span text:style-name="T11"><text:s text:c="10"/></text:span>"Enter the starting value for the table: "; </text:p>
      <text:p text:style-name="Results"><text:span text:style-name="T11"><text:s text:c="10"/></text:span>^ </text:p>
      <text:p text:style-name="Results">list0601.cpp:8:3: error: ‘cin’ in namespace ‘std’ does not name a type </text:p>
      <text:p text:style-name="Results"><text:span text:style-name="T11"><text:s text:c="3"/></text:span>std::cin &gt;&gt; start; </text:p>
      <text:p text:style-name="Results"><text:span text:style-name="T11"><text:s text:c="3"/></text:span>^ </text:p>
      <text:p text:style-name="Results">list0601.cpp:9:3: error: ‘cout’ in namespace ‘std’ does not name a type </text:p>
      <text:p text:style-name="Results"><text:span text:style-name="T11"><text:s text:c="3"/></text:span>std::cout &lt;&lt; "Enter the ending value for the table: "; </text:p>
      <text:p text:style-name="Results"><text:soft-page-break/><text:span text:style-name="T11"><text:s text:c="3"/></text:span>^ </text:p>
      <text:p text:style-name="Results">list0601.cpp:11:3: error: ‘cin’ in namespace ‘std’ does not name a type </text:p>
      <text:p text:style-name="Results"><text:span text:style-name="T11"><text:s text:c="3"/></text:span>std::cin &lt;&lt; endl </text:p>
      <text:p text:style-name="Results"><text:span text:style-name="T11"><text:s text:c="3"/></text:span>^ </text:p>
      <text:p text:style-name="Results">list0601.cpp:14:3: error: ‘end’ does not name a type </text:p>
      <text:p text:style-name="Results"><text:span text:style-name="T11"><text:s text:c="3"/></text:span>end = end + 1; // exit loop when x reaches end </text:p>
      <text:p text:style-name="Results"><text:span text:style-name="T11"><text:s text:c="3"/></text:span>^ </text:p>
      <text:p text:style-name="Results">list0601.cpp:15:3: error: expected unqualified-id before ‘while’ </text:p>
      <text:p text:style-name="Results"><text:span text:style-name="T11"><text:s text:c="3"/></text:span>while (x != end) </text:p>
      <text:p text:style-name="Results"><text:span text:style-name="T11"><text:s text:c="3"/></text:span>^ </text:p>
      <text:p text:style-name="Results">list0601.cpp:20:1: error: expected declaration before ‘}’ token </text:p>
      <text:p text:style-name="Results"><text:span text:style-name="T11"><text:s/></text:span>} </text:p>
      <text:p text:style-name="Results"><text:span text:style-name="T11"><text:s/></text:span>^ </text:p>
      <text:p text:style-name="Text_20_body">When you cannot understand the error messages, look at the first message<text:change-start text:change-id="ct449976784"/> <text:span text:style-name="T21">and the line number it identifies</text:span><text:change-end text:change-id="ct449976784"/>. Search for errors at or near the line number. Ignore the rest of the messages.</text:p>
      <text:p text:style-name="Text_20_body">On line 5, <text:span text:style-name="Comment_20_Reference"><text:span text:style-name="T9"><office:annotation><dc:creator>Stefan Turalski</dc:creator><dc:date>2013-08-14T21:14:00</dc:date><text:p text:style-name="P10"><text:span text:style-name="T22">Might be worth to clarify that we see another error or two </text:span><text:span text:style-name="T25">refering</text:span><text:span text:style-name="T22"> to the 5th line of the source code file.</text:span></text:p></office:annotation></text:span></text:span>you may see another error or two. After you fix them, however, a slew of messages still remain. That means you still haven’t found the real culprit (which is on line 4). A different compiler (clang<text:change-start text:change-id="ct450008816"/><text:span text:style-name="T21">++</text:span><text:change-end text:change-id="ct450008816"/>) is more helpful. It points you to line 4:</text:p>
      <text:p text:style-name="Results">list0601.cpp:5:59: error: expected ']' </text:p>
      <text:p text:style-name="Results"><text:span text:style-name="T11"><text:s text:c="2"/></text:span>std::cout &lt; "This program prints a table of squares.\n"; </text:p>
      <text:p text:style-name="Results"><text:span text:style-name="T11"><text:s text:c="64"/></text:span>^ </text:p>
      <text:p text:style-name="Results">list0601.cpp:4:1: note: to match this '[' </text:p>
      <text:p text:style-name="Results">[ </text:p>
      <text:p text:style-name="Results">^ </text:p>
      <text:p text:style-name="Text_20_body">Once you track down the square bracket and change it to a curly brace, you may get entirely different messages. This is because the substitution of <text:span text:style-name="Code_20_Inline">[</text:span> for <text:span text:style-name="Code_20_Inline">{</text:span> so sufficiently confuses the compiler that it cannot make any sense of the rest of the program. Correcting that problem straightens out the program for the compiler, but now it may find a whole new set of errors.</text:p>
      <text:h text:style-name="Heading_20_1" text:outline-level="1"><text:soft-page-break/>Unknown Operator</text:h>
      <text:p text:style-name="Body_20_Text_20_First">The input and output operators (<text:span text:style-name="Code_20_Inline">&gt;&gt;</text:span> and <text:span text:style-name="Code_20_Inline">&lt;&lt;</text:span>) are no different from any other C++ operator, such as addition (<text:span text:style-name="Code_20_Inline">+</text:span>), multiplication (<text:span text:style-name="Code_20_Inline">*</text:span>), or comparison (such as <text:span text:style-name="Code_20_Inline">&gt;</text:span>). Every operator has a limited set of allowed operands. For example, you cannot “add” two I/O streams (e.g., <text:span text:style-name="Code_20_Inline">std::cin</text:span> <text:span text:style-name="Code_20_Inline">+</text:span> <text:span text:style-name="Code_20_Inline">std::cout</text:span>), nor can you use an output operator to “write” a number to a string (e.g., <text:span text:style-name="Code_20_Inline">"text" &lt;&lt;</text:span> <text:span text:style-name="Code_20_Inline">3</text:span>).</text:p>
      <text:p text:style-name="Text_20_body">On line 5, one error is the use of <text:span text:style-name="Code_20_Inline">&lt;</text:span> instead of <text:span text:style-name="Code_20_Inline">&lt;&lt;</text:span>. The compiler cannot determine that you intended to use <text:span text:style-name="Code_20_Inline">&lt;&lt;</text:span>, and instead issues a message that indicates what is wrong with <text:span text:style-name="Code_20_Inline">&lt;</text:span>. The exact message depends on the compiler, but most likely the message is not something that helps you solve this particular problem. One compiler complains as follows:</text:p>
      <text:p text:style-name="Results">list0601.cxx: In function 'int main()':</text:p>
      <text:p text:style-name="Results">list0601.cxx:5: error: no match for 'operator&lt;' in 'std::cout &lt; "This program<text:span text:style-name="TRA_2f_TMS_2f_CCC"></text:span></text:p>
      <text:p text:style-name="Results"><text:span text:style-name="T11"><text:s/></text:span>prints a table of squares.\012"'</text:p>
      <text:p text:style-name="Results">list0601.cxx:5: note: candidates are: operator&lt;(const char*, const char*) &lt;built-in&gt;</text:p>
      <text:p text:style-name="Results">list0601.cxx:5: note: <text:s text:c="16"/>operator&lt;(void*, void*) &lt;built-in&gt;</text:p>
      <text:p text:style-name="Text_20_body">This message notifies you that you are using the wrong operator or the wrong operands. You need to determine which one it is.</text:p>
      <text:p text:style-name="Text_20_body">Once you fix the operator, notice that the compiler does not issue any message for the other mistake, namely, the extraneous semicolon. Strictly speaking, it is not a C++ error. It is a logical error, but the result is a valid C++ program. Some compilers will issue a warning, advising you that line 6 does nothing, which is a hint that you made a mistake. Other compilers will silently accept the program.<text:span text:style-name="Comment_20_Reference"><text:span text:style-name="T9"><office:annotation><dc:creator>Stefan Turalski</dc:creator><dc:date>2013-08-14T21:15:00</dc:date><text:p text:style-name="P10"><text:span text:style-name="T22">Well, there are these 3 outstanding issues, right?</text:span></text:p><text:p text:style-name="P10"><text:span text:style-name="T22">+ IMHO it would be nice to remind reader about the compiler settings here (so warnings won’t get ignored silently)</text:span></text:p></office:annotation></text:span></text:span></text:p>
      <text:p text:style-name="Text_20_body">The only sure way to detect this kind of mistake is to learn to proofread your code.</text:p>
      <text:h text:style-name="Heading_20_1" text:outline-level="1">Unknown Name</text:h>
      <text:p text:style-name="Body_20_Text_20_First">An easy error for a compiler to detect is when you use a name that the compiler does not recognize at all. In this case, accidentally typing the letter <text:span text:style-name="Code_20_Inline">l</text:span> instead of a semicolon produces the name <text:span text:style-name="Code_20_Inline">endl</text:span> <text:span text:style-name="Comment_20_Reference"><text:span text:style-name="T10"><office:annotation><dc:creator>Stefan Turalski</dc:creator><dc:date>2013-08-14T21:16:00</dc:date><text:p text:style-name="P10"><text:span text:style-name="T22">I guess is not too early to introduce the std::endl (in place of ‘\n’ on first line). The std::cin&gt;&gt;std:endl of course won’t complie as well, but we can start to build up to a code that has using std in it.</text:span></text:p></office:annotation></text:span></text:span><text:change-start text:change-id="ct388999408"/><text:span text:style-name="Comment_20_Reference"><text:span text:style-name="T10"><office:annotation><dc:creator>Ray Lischner</dc:creator><dc:date>2013-08-21T09:32:27</dc:date><text:list text:continue-numbering="true" text:style-name=""><text:list-item><text:p text:style-name="P11"><text:span text:style-name="T23">Reply to Stefan Turalski (08/14/2013, 21:16): "..."</text:span></text:p></text:list-item><text:list-item><text:p><text:span text:style-name="T24"/></text:p></text:list-item><text:list-item><text:p><text:span text:style-name="T24">It’s not about endl, it’s about compiler errors.</text:span></text:p></text:list-item></text:list></office:annotation></text:span></text:span><text:change-end text:change-id="ct388999408"/>instead of <text:span text:style-name="Code_20_Inline">end;</text:span>. The compiler issues a clear message about this unknown name. </text:p>
      <text:p text:style-name="Text_20_body">Fix the semicolon, and now the compiler complains about another operator. This time you should be able to zoom in on the problem and notice that the operator is facing the wrong way (<text:span text:style-name="Code_20_Inline">&lt;&lt;</text:span> instead of <text:span text:style-name="Code_20_Inline">&gt;&gt;</text:span>). The compiler may not offer much help, however. One compiler spews out errors of the form:</text:p>
      <text:p text:style-name="Results">list0601.cxx</text:p>
      <text:p text:style-name="Results">list0601.cxx(11) : error C2784: 'std::basic_ostream&lt;char,_Traits&gt; &amp;std::operator<text:span text:style-name="TRA_2f_TMS_2f_CCC"></text:span></text:p>
      <text:p text:style-name="Results"><text:soft-page-break/>&lt;&lt;(std::basic_ostream&lt;char,_Traits&gt; &amp;,unsigned char)' : could not deduce<text:span text:style-name="TRA_2f_TMS_2f_CCC"></text:span></text:p>
      <text:p text:style-name="Results">template argument for 'std::basic_ostream&lt;char,_Elem&gt; &amp;' from 'std::istream'</text:p>
      <text:p text:style-name="Results"><text:span text:style-name="T11"><text:s text:c="8"/></text:span>C:\Program Files\Microsoft Visual C++ Toolkit 2003\include\ostream(887)<text:span text:style-name="TRA_2f_TMS_2f_CCC"></text:span></text:p>
      <text:p text:style-name="Results">: see declaration of 'std::operator`&lt;&lt;''</text:p>
      <text:p text:style-name="Results">list0601.cxx(11) : error C2784: 'std::basic_ostream&lt;char,_Traits&gt; &amp;std::operator<text:span text:style-name="TRA_2f_TMS_2f_CCC"></text:span></text:p>
      <text:p text:style-name="Results">&lt;&lt;(std::basic_ostream&lt;char,_Traits&gt; &amp;,unsigned char)' : could not deduce<text:span text:style-name="TRA_2f_TMS_2f_CCC"></text:span></text:p>
      <text:p text:style-name="Results">template argument for 'std::basic_ostream&lt;char,_Elem&gt; &amp;' from 'std::istream'</text:p>
      <text:p text:style-name="Results"><text:span text:style-name="T11"><text:s text:c="8"/></text:span>C:\Program Files\Microsoft Visual C++ Toolkit 2003\include\ostream(887)<text:span text:style-name="TRA_2f_TMS_2f_CCC"></text:span></text:p>
      <text:p text:style-name="Results">: see declaration of 'std::operator`&lt;&lt;''</text:p>
      <text:p text:style-name="Text_20_body">The line number tells you where to look, but it is up to you to find the problem.</text:p>
      <text:h text:style-name="Heading_20_1" text:outline-level="1">Symbol Errors</text:h>
      <text:p text:style-name="Body_20_Text_20_First">But now you run into a strange problem. The compiler complains that it does not know what a name means (<text:span text:style-name="Code_20_Inline">cout</text:span> on line 17), but you know that it does. After all, the rest of the program uses <text:span text:style-name="Code_20_Inline">std::cout</text:span> without any difficulty. What’s wrong with line 17 that it causes the compiler to forget?</text:p>
      <text:p text:style-name="Text_20_body">Small errors can have profound consequences in C++. As it turns out, a single colon means something completely different from a double colon. The compiler sees <text:span text:style-name="Code_20_Inline">std:cout</text:span> as a statement labeled <text:span text:style-name="Code_20_Inline">std</text:span>, followed by the bare name <text:span text:style-name="Code_20_Inline">cout</text:span>. At least the error message points you to the right place. Then it’s up to you to notice the missing colon.</text:p>
      <text:h text:style-name="Heading_20_1" text:outline-level="1">Fun with Errors</text:h>
      <text:p text:style-name="Body_20_Text_20_First">After you have fixed all the syntax and semantic errors, compile and run the program to make sure you truly found them all. Then introduce some new errors, just to see what happens. Some suggestions follow:</text:p>
      <text:p text:style-name="Text_20_body">
    <text:span text:style-name="Strong_20_Emphasis">Try dropping a semicolon from the end of a statement. What happens?</text:span>
   </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Try dropping a double quote from the start or end of a string. What happens?</text:span>
   </text:p>
      <text:p text:style-name="Unnumbered_20_List"><text:soft-page-break/>_____________________________________________________________</text:p>
      <text:p text:style-name="Unnumbered_20_List">_____________________________________________________________</text:p>
      <text:p text:style-name="Text_20_body">
    <text:span text:style-name="Strong_20_Emphasis">Try misspelling </text:span>
    <text:span text:style-name="Strong_20_Emphasis">
     <text:span text:style-name="T16">int</text:span>
    </text:span>
    <text:span text:style-name="Strong_20_Emphasis"> as </text:span>
    <text:span text:style-name="Strong_20_Emphasis">
     <text:span text:style-name="T16">iny</text:span>
    </text:span>
    <text:span text:style-name="Strong_20_Emphasis">. What happens?</text:span>
   </text:p>
      <text:p text:style-name="Unnumbered_20_List">_____________________________________________________________</text:p>
      <text:p text:style-name="Unnumbered_20_List">_____________________________________________________________</text:p>
      <text:p text:style-name="Text_20_body">Now I want to you to explore on your own. Introduce one error at a time and see what happens. Try making several errors at once. Sometimes, errors have a way of obscuring each other. Go wild! Have fun! How often does your teacher encourage you to make mistakes?</text:p>
      <text:p text:style-name="Text_20_body">Now it’s time to return to correct C++ code. The next Exploration introduces the <text:span text:style-name="Code_20_Inline">for</text:span> loop.</text:p>
      <text:p text:style-name="Text_20_body"/>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51946"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51946" style:font-size-asian="8pt" style:font-name-complex="HelveticaNeue Condensed" style:font-size-complex="8pt"/>
    </style:style>
    <style:style style:name="MT6" style:family="text">
      <style:text-properties officeooo:rsid="00051946"/>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05264384" text:id="ct405264384">
            <text:insertion>
              <office:change-info>
                <dc:creator>Ray Lischner</dc:creator>
                <dc:date>2013-08-21T09:30:00</dc:date>
              </office:change-info>
            </text:insertion>
          </text:changed-region>
          <text:changed-region xml:id="ct447538048" text:id="ct447538048">
            <text:deletion>
              <office:change-info>
                <dc:creator>Ray Lischner</dc:creator>
                <dc:date>2013-08-21T09:30:00</dc:date>
              </office:change-info>
              <text:p text:style-name="MP1">
        <text:span text:style-name="MT1">CHAPTER</text:span>
       </text:p>
            </text:deletion>
          </text:changed-region>
        </text:tracked-changes>
        <text:p text:style-name="MP1">
     <text:change-start text:change-id="ct405264384"/>
     <text:span text:style-name="MT1">EXPLORATION</text:span>
     <text:change-end text:change-id="ct405264384"/>
     <text:change text:change-id="ct447538048"/>
     <text:span text:style-name="MT2"> 6 </text:span>
     <text:span text:style-name="MT3"></text:span>
     <text:span text:style-name="MT4"> Error Messages</text:span>
    </text:p>
      </style:header>
      <style:header-left style:display="false">
        <text:tracked-changes>
          <text:changed-region xml:id="ct340229872" text:id="ct340229872">
            <text:insertion>
              <office:change-info>
                <dc:creator>Ray Lischner</dc:creator>
                <dc:date>2013-08-21T09:30:00</dc:date>
              </office:change-info>
            </text:insertion>
          </text:changed-region>
          <text:changed-region xml:id="ct414375424" text:id="ct414375424">
            <text:deletion>
              <office:change-info>
                <dc:creator>Ray Lischner</dc:creator>
                <dc:date>2013-08-21T09:30:00</dc:date>
              </office:change-info>
              <text:p text:style-name="Header">
        <text:span text:style-name="MT5">CHAPTER</text:span>
       </text:p>
            </text:deletion>
          </text:changed-region>
        </text:tracked-changes>
        <text:p text:style-name="Header">
     <text:change-start text:change-id="ct340229872"/>
     <text:span text:style-name="MT5">EXPLORAT</text:span>
     <text:span text:style-name="MT5">ION</text:span>
     <text:change-end text:change-id="ct340229872"/>
     <text:change text:change-id="ct414375424"/>
     <text:span text:style-name="MT4"> 6 </text:span>
     <text:span text:style-name="MT3"></text:span>
     <text:span text:style-name="MT4"> Error Message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tracked-changes>
          <text:changed-region xml:id="ct434707472" text:id="ct434707472">
            <text:insertion>
              <office:change-info>
                <dc:creator>Unknown Author</dc:creator>
                <dc:date>2013-08-21T09:24:00</dc:date>
              </office:change-info>
            </text:insertion>
          </text:changed-region>
          <text:changed-region xml:id="ct425663616" text:id="ct425663616">
            <text:deletion>
              <office:change-info>
                <dc:creator>Unknown Author</dc:creator>
                <dc:date>2013-08-21T09:24: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91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34707472"/><text:span text:style-name="MT6">E X P L O R A T I O N</text:span><text:change-end text:change-id="ct434707472"/><text:change text:change-id="ct425663616"/><text:s/>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6:22:00</meta:creation-date>
    <dc:creator>Ray Lischner</dc:creator>
    <dc:date>2013-08-21T11:14:31</dc:date>
    <meta:print-date>2009-03-19T10:05:00</meta:print-date>
    <meta:editing-cycles>4</meta:editing-cycles>
    <meta:editing-duration>P2171DT9H31M44S</meta:editing-duration>
    <meta:generator>LibreOffice/4.0-5$Linux_X86_64 LibreOffice_project/400m0$Build-305</meta:generator>
    <meta:document-statistic meta:table-count="0" meta:image-count="0" meta:object-count="0" meta:page-count="7" meta:paragraph-count="132" meta:word-count="1760" meta:character-count="11589" meta:non-whitespace-character-count="9672"/>
    <meta:user-defined meta:name="Chapter Number">06</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